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8.493cm" fo:margin-left="4.27cm" table:align="left"/>
    </style:style>
    <style:style style:name="Tabela1.A" style:family="table-column">
      <style:table-column-properties style:column-width="8.493cm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9638*"/>
    </style:style>
    <style:style style:name="Tabela4.A1" style:family="table-cell">
      <style:table-cell-properties fo:padding="0.097cm" fo:border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10ce41" officeooo:paragraph-rsid="0010ce41"/>
    </style:style>
    <style:style style:name="P2" style:family="paragraph" style:parent-style-name="Table_20_Contents">
      <style:paragraph-properties fo:text-align="center" style:justify-single-word="false"/>
      <style:text-properties officeooo:rsid="0010ce41" officeooo:paragraph-rsid="0010ce41"/>
    </style:style>
    <style:style style:name="P3" style:family="paragraph" style:parent-style-name="Standard">
      <style:paragraph-properties fo:text-align="start" style:justify-single-word="false"/>
      <style:text-properties officeooo:rsid="0010ce41" officeooo:paragraph-rsid="0010ce41"/>
    </style:style>
    <style:style style:name="P4" style:family="paragraph" style:parent-style-name="Table_20_Contents">
      <style:paragraph-properties fo:text-align="start" style:justify-single-word="false"/>
      <style:text-properties officeooo:rsid="0010ce41" officeooo:paragraph-rsid="0010ce4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ce41" officeooo:paragraph-rsid="0010ce4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0381" officeooo:paragraph-rsid="0015038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10ce41" officeooo:paragraph-rsid="0010ce41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168e4" officeooo:paragraph-rsid="001168e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50381" officeooo:paragraph-rsid="00150381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paragraph-rsid="0015038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168e4" officeooo:paragraph-rsid="001168e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150381" officeooo:paragraph-rsid="0015038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15f15b" fo:background-color="#1e1e1e"/>
    </style:style>
    <style:style style:name="P16" style:family="paragraph" style:parent-style-name="Standard">
      <style:paragraph-properties fo:text-align="start" style:justify-single-word="false"/>
      <style:text-properties fo:color="#d4d4d4" loext:opacity="100%" style:font-name="Droid Sans Mono" fo:font-size="10.5pt" fo:font-weight="normal" fo:background-color="#1e1e1e" style:font-size-asian="10pt" style:font-size-complex="10pt"/>
    </style:style>
    <style:style style:name="P17" style:family="paragraph" style:parent-style-name="Standard">
      <style:paragraph-properties fo:margin-top="0cm" fo:margin-bottom="0.499cm" style:contextual-spacing="false" style:line-height-at-least="0.503cm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style:line-height-at-least="0.503cm"/>
      <style:text-properties officeooo:paragraph-rsid="0015f15b"/>
    </style:style>
    <style:style style:name="P20" style:family="paragraph" style:parent-style-name="Standard">
      <style:paragraph-properties style:line-height-at-least="0.503cm"/>
      <style:text-properties fo:font-size="10.5pt" officeooo:paragraph-rsid="0015f15b"/>
    </style:style>
    <style:style style:name="P21" style:family="paragraph" style:parent-style-name="Table_20_Contents">
      <style:paragraph-properties fo:text-align="start" style:justify-single-word="false"/>
      <style:text-properties fo:color="#00ff00" loext:opacity="100%" fo:font-size="12pt" style:font-size-asian="12pt" style:font-size-complex="12pt"/>
    </style:style>
    <style:style style:name="P22" style:family="paragraph" style:parent-style-name="Preformatted_20_Text">
      <style:text-properties fo:color="#000000" loext:opacity="100%" fo:background-color="#ffffff"/>
    </style:style>
    <style:style style:name="P23" style:family="paragraph" style:parent-style-name="Preformatted_20_Text">
      <style:paragraph-properties fo:text-align="start" style:justify-single-word="false"/>
      <style:text-properties fo:color="#000000" loext:opacity="100%" fo:font-size="12pt" officeooo:paragraph-rsid="00150381" fo:background-color="#ffffff" style:font-size-asian="12pt" style:font-size-complex="12pt"/>
    </style:style>
    <style:style style:name="P24" style:family="paragraph" style:parent-style-name="Preformatted_20_Text">
      <style:paragraph-properties fo:margin-top="0cm" fo:margin-bottom="0.499cm" style:contextual-spacing="false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0ce41" officeooo:paragraph-rsid="0010ce41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71c64" officeooo:paragraph-rsid="00171c64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officeooo:paragraph-rsid="0015f15b" fo:background-color="#1e1e1e"/>
    </style:style>
    <style:style style:name="P28" style:family="paragraph" style:parent-style-name="Standard">
      <style:paragraph-properties style:line-height-at-least="0.503cm"/>
      <style:text-properties fo:color="#b5cea8" loext:opacity="100%" style:font-name="Droid Sans Mono" fo:font-size="10.5pt" fo:font-weight="normal" officeooo:paragraph-rsid="0015f15b" fo:background-color="#1e1e1e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1168e4" officeooo:paragraph-rsid="001168e4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168e4" officeooo:paragraph-rsid="00171c6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50381" officeooo:paragraph-rsid="0015038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171c64" officeooo:paragraph-rsid="00171c64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bold" officeooo:rsid="00150381" officeooo:paragraph-rsid="00150381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font-size="12pt" fo:font-style="normal" fo:font-weight="bold" officeooo:rsid="00150381" officeooo:paragraph-rsid="00150381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bold" officeooo:rsid="00150381" officeooo:paragraph-rsid="00171c64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171c64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font-weight="bold" officeooo:rsid="00150381" officeooo:paragraph-rsid="0015038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bold" officeooo:rsid="00150381" officeooo:paragraph-rsid="00171c64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bold" officeooo:paragraph-rsid="00171c64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3" style:family="paragraph">
      <style:paragraph-properties fo:text-align="center"/>
    </style:style>
    <style:style style:name="P44" style:family="paragraph">
      <loext:graphic-properties draw:fill="solid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381" style:font-weight-asian="bold" style:font-weight-complex="bold"/>
    </style:style>
    <style:style style:name="T3" style:family="text">
      <style:text-properties officeooo:rsid="00150381"/>
    </style:style>
    <style:style style:name="T4" style:family="text">
      <style:text-properties fo:color="#9cdcfe" loext:opacity="100%"/>
    </style:style>
    <style:style style:name="T5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6" style:family="text">
      <style:text-properties fo:color="#9cdcfe" loext:opacity="100%" style:font-name="Droid Sans Mono" fo:font-weight="normal" fo:background-color="#1e1e1e" loext:char-shading-value="0"/>
    </style:style>
    <style:style style:name="T7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8" style:family="text">
      <style:text-properties fo:color="#d4d4d4" loext:opacity="100%" style:font-name="Droid Sans Mono" fo:font-weight="normal" fo:background-color="#1e1e1e" loext:char-shading-value="0"/>
    </style:style>
    <style:style style:name="T9" style:family="text">
      <style:text-properties fo:color="#b5cea8" loext:opacity="100%"/>
    </style:style>
    <style:style style:name="T10" style:family="text">
      <style:text-properties fo:color="#b5cea8" loext:opacity="100%" style:font-name="Droid Sans Mono" fo:font-size="10.5pt" fo:font-weight="normal" fo:background-color="#1e1e1e" loext:char-shading-value="0"/>
    </style:style>
    <style:style style:name="T11" style:family="text">
      <style:text-properties fo:color="#569cd6" loext:opacity="100%"/>
    </style:style>
    <style:style style:name="T12" style:family="text">
      <style:text-properties fo:color="#4ec9b0" loext:opacity="100%"/>
    </style:style>
    <style:style style:name="T13" style:family="text">
      <style:text-properties fo:color="#ce9178" loext:opacity="100%"/>
    </style:style>
    <style:style style:name="T14" style:family="text">
      <style:text-properties fo:color="#d7ba7d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dcdcaa" loext:opacity="100%" style:font-name="Droid Sans Mono" fo:font-weight="normal" fo:background-color="#1e1e1e" loext:char-shading-value="0"/>
    </style:style>
    <style:style style:name="T17" style:family="text">
      <style:text-properties fo:color="#c586c0" loext:opacity="100%"/>
    </style:style>
    <style:style style:name="T18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19" style:family="text">
      <style:text-properties fo:color="#c9211e" loext:opacity="100%"/>
    </style:style>
    <style:style style:name="T20" style:family="text">
      <style:text-properties fo:color="#00ff00" loext:opacity="100%"/>
    </style:style>
    <style:style style:name="T21" style:family="text">
      <style:text-properties officeooo:rsid="00171c64"/>
    </style:style>
    <style:style style:name="T22" style:family="text">
      <style:text-properties fo:color="#f5f543" loext:opacity="100%"/>
    </style:style>
    <style:style style:name="T23" style:family="text">
      <style:text-properties fo:color="#f14c4c" loext:opacity="100%"/>
    </style:style>
    <style:style style:name="T24" style:family="text">
      <style:text-properties fo:color="#23d18b" loext:opacity="100%"/>
    </style:style>
    <style:style style:name="T25" style:family="text">
      <style:text-properties fo:color="#000000" loext:opacity="100%" fo:background-color="#ffffff" loext:char-shading-value="0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gr1" style:family="graphic">
      <style:graphic-properties draw:stroke="solid" svg:stroke-color="#000000" draw:fill="solid" draw:fill-color="#ffffff" fo:min-height="1cm" draw:shadow="visib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Ramka tekstowa 1" draw:style-name="gr1" draw:text-style-name="P44" svg:width="1.001cm" svg:height="1.001cm" svg:x="16.161cm" svg:y="-1.071cm"><draw:text-box><text:p text:style-name="P43"><text:span text:style-name="T26">A</text:span></text:p></draw:text-box></draw:frame>Uniwersytet Zielonogórski</text:p>
      <text:p text:style-name="P5">Instytut Sterowania i Systemów Informatycznych</text:p>
      <text:p text:style-name="P5"/>
      <text:p text:style-name="P7">Algorytmy i struktury danych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Protokół laboratorium <text:span text:style-name="T3">3</text:span>: <text:span text:style-name="T3">Sortowanie</text:span>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Imię i nazwisko: <text:span text:style-name="T1">Petros Palamiotis</text:span></text:p>
          </table:table-cell>
          <table:table-cell table:style-name="Tabela2.A1" office:value-type="string">
            <text:p text:style-name="P4">Grupa: <text:span text:style-name="T1">14INFSP-B</text:span></text:p>
          </table:table-cell>
        </table:table-row>
        <table:table-row>
          <table:table-cell table:style-name="Tabela2.A1" office:value-type="string">
            <text:p text:style-name="P3"/>
          </table:table-cell>
          <table:table-cell table:style-name="Tabela2.A1" office:value-type="string">
            <text:p text:style-name="P4">Data: <text:span text:style-name="T2">30</text:span><text:span text:style-name="T1">.10.2022</text:span></text:p>
          </table:table-cell>
        </table:table-row>
      </table:table>
      <text:p text:style-name="P3"/>
      <text:p text:style-name="P26">Other:</text:p>
      <text:p text:style-name="P26">Kod: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6"><text:span text:style-name="T1">tab =</text:span> [9, 11, 2, 6, 18, 37, 1, 42]</text:p>
            <text:p text:style-name="P36"/>
            <text:p text:style-name="P36"/>
            <text:p text:style-name="P42">class color:</text:p>
            <text:p text:style-name="P36"><text:s text:c="4"/>BLUE = '\033[94m'</text:p>
            <text:p text:style-name="P36"><text:s text:c="4"/>GREEN = '\033[92m'</text:p>
            <text:p text:style-name="P36"><text:s text:c="4"/>YELLOW = '\033[93m'</text:p>
            <text:p text:style-name="P36"><text:s text:c="4"/>RED = '\033[91m'</text:p>
            <text:p text:style-name="P36"><text:s text:c="4"/>BOLD = '\033[1m'</text:p>
            <text:p text:style-name="P36"><text:s text:c="4"/>UNDERLINE = '\033[4m'</text:p>
            <text:p text:style-name="P36"><text:s text:c="4"/>END = '\033[0m'</text:p>
            <text:p text:style-name="P36"/>
            <text:p text:style-name="P42">def message(ar, st):</text:p>
            <text:p text:style-name="P36"><text:s text:c="4"/>if st:</text:p>
            <text:p text:style-name="P36"><text:s text:c="8"/>print("Posortowana tablica")</text:p>
            <text:p text:style-name="P36"><text:s text:c="4"/>else:</text:p>
            <text:p text:style-name="P36"><text:s text:c="8"/>print("Nieposortowana tablica")</text:p>
            <text:p text:style-name="P36"><text:s text:c="4"/>print(ar, "\n")</text:p>
            <text:p text:style-name="P36"><text:s text:c="4"/>return</text:p>
            <text:p text:style-name="P36"/>
            <text:p text:style-name="P42">def tab_print(t, a, b, c_a, c_b):</text:p>
            <text:p text:style-name="P36"><text:s text:c="4"/>for g in range(len(tab)):</text:p>
            <text:p text:style-name="P36"><text:s text:c="8"/>if g == a:</text:p>
            <text:p text:style-name="P36"><text:s text:c="12"/>print(" <text:s/>" + c_a + str(t[a]) + color.END, end="")</text:p>
            <text:p text:style-name="P36"><text:s text:c="8"/>elif g == b:</text:p>
            <text:p text:style-name="P36"><text:s text:c="12"/>print(" <text:s/>" + c_b + str(t[b]) + color.END, end="")</text:p>
            <text:p text:style-name="P36"><text:s text:c="8"/>else:</text:p>
            <text:p text:style-name="P36"><text:s text:c="12"/>print(" <text:s/>" + str(t[g]), end="")</text:p>
            <text:p text:style-name="P36"><text:s text:c="4"/>print("\n")</text:p>
            <text:p text:style-name="P36"><text:s text:c="4"/>return</text:p>
          </table:table-cell>
        </table:table-row>
      </table:table>
      <text:p text:style-name="P26"/>
      <text:p text:style-name="P26">Zadanie 1</text:p>
      <text:p text:style-name="P6">Kod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2">def insert_sort(array):</text:p>
            <text:p text:style-name="P36"><text:s text:c="4"/>message(array, False)</text:p>
            <text:p text:style-name="P36"/>
            <text:p text:style-name="P36"><text:s text:c="4"/>for step in range(1, len(array)):</text:p>
            <text:p text:style-name="P36"><text:s text:c="8"/>print("Step %d" % step)</text:p>
            <text:p text:style-name="P36"><text:soft-page-break/></text:p>
            <text:p text:style-name="P36"><text:s text:c="8"/>print("Set key to %d" % array[step])</text:p>
            <text:p text:style-name="P36"><text:s text:c="8"/>tab_print(array, step, step+1, color.YELLOW, color.END)</text:p>
            <text:p text:style-name="P36"><text:s text:c="8"/>key = array[step]</text:p>
            <text:p text:style-name="P36"/>
            <text:p text:style-name="P36"><text:s text:c="8"/>j = step - 1</text:p>
            <text:p text:style-name="P36"/>
            <text:p text:style-name="P36"><text:s text:c="8"/>while j &gt;= 0 and key &lt; array[j]:</text:p>
            <text:p text:style-name="P36"><text:s text:c="12"/>if array[j+1] != array[j]:</text:p>
            <text:p text:style-name="P36"><text:s text:c="16"/>print("Put %d to %d" % (array[j], array[j+1]))</text:p>
            <text:p text:style-name="P36"><text:s text:c="16"/>tab_print(array, j+1, j, color.RED, color.END)</text:p>
            <text:p text:style-name="P36"/>
            <text:p text:style-name="P36"><text:s text:c="16"/>array[j + 1] = array[j]</text:p>
            <text:p text:style-name="P36"/>
            <text:p text:style-name="P36"><text:s text:c="16"/>tab_print(array, j+1, j, color.GREEN, color.END)</text:p>
            <text:p text:style-name="P36"/>
            <text:p text:style-name="P36"><text:s text:c="12"/>j = j - 1</text:p>
            <text:p text:style-name="P36"/>
            <text:p text:style-name="P36"><text:s text:c="8"/>if key != array[j + 1]:</text:p>
            <text:p text:style-name="P36"><text:s text:c="12"/>print("Put %d to %d" % (key, array[j + 1]))</text:p>
            <text:p text:style-name="P36"><text:s text:c="12"/>tab_print(array, j+1, step, color.RED, color.END)</text:p>
            <text:p text:style-name="P36"/>
            <text:p text:style-name="P36"><text:s text:c="12"/>array[j + 1] = key</text:p>
            <text:p text:style-name="P36"/>
            <text:p text:style-name="P36"><text:s text:c="12"/>tab_print(array, j+1, step, color.GREEN, color.END)</text:p>
            <text:p text:style-name="P36"/>
            <text:p text:style-name="P36"><text:s text:c="4"/>message(array, True)</text:p>
            <text:p text:style-name="P36"/>
            <text:p text:style-name="P36"><text:s text:c="4"/>return</text:p>
          </table:table-cell>
        </table:table-row>
      </table:table>
      <text:p text:style-name="P25"/>
      <text:p text:style-name="P25">Zadanie 2. </text:p>
      <text:p text:style-name="P9">Kod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0"><text:span text:style-name="T1">def sort_choose(array, size):</text:span></text:p>
            <text:p text:style-name="P10"><text:s text:c="4"/>message(array, False)</text:p>
            <text:p text:style-name="P10"/>
            <text:p text:style-name="P10"><text:s text:c="4"/>for step in range(size):</text:p>
            <text:p text:style-name="P10"><text:s text:c="8"/>index = step</text:p>
            <text:p text:style-name="P10"/>
            <text:p text:style-name="P10"><text:s text:c="8"/>for i in range(step + 1, size):</text:p>
            <text:p text:style-name="P10"/>
            <text:p text:style-name="P10"><text:s text:c="12"/>if array[i] &lt; array[index]:</text:p>
            <text:p text:style-name="P10"><text:s text:c="16"/>index = i</text:p>
            <text:p text:style-name="P10"/>
            <text:p text:style-name="P10"><text:s text:c="8"/>if array[step] != array[index]:</text:p>
            <text:p text:style-name="P10"><text:s text:c="12"/>print("Step %d\n" % (step + 1))</text:p>
            <text:p text:style-name="P10"><text:s text:c="12"/>print("Swap %d with %d\n" % (array[step], array[index]))</text:p>
            <text:p text:style-name="P10"><text:s text:c="12"/>tab_print(array, step, index, color.RED, color.GREEN)</text:p>
            <text:p text:style-name="P10"/>
            <text:p text:style-name="P10"><text:s text:c="8"/>(array[step], array[index]) = (array[index], array[step])</text:p>
            <text:p text:style-name="P10"/>
            <text:p text:style-name="P10"><text:s text:c="8"/>if array[step] != array[index]:</text:p>
            <text:p text:style-name="P10"><text:soft-page-break/><text:s text:c="12"/>tab_print(array, step, index, color.GREEN, color.RED)</text:p>
            <text:p text:style-name="P10"/>
            <text:p text:style-name="P10"><text:s text:c="4"/>message(array, True)</text:p>
            <text:p text:style-name="P10"><text:s text:c="4"/>return</text:p>
          </table:table-cell>
        </table:table-row>
      </table:table>
      <text:p text:style-name="P8"/>
      <text:p text:style-name="P8">Zadanie 3.</text:p>
      <text:p text:style-name="P39">Kod: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0">def bubble_sort(arr):</text:p>
            <text:p text:style-name="P10"><text:s text:c="4"/>message(arr, False)</text:p>
            <text:p text:style-name="P10"/>
            <text:p text:style-name="P10"><text:s text:c="4"/>n = len(arr)</text:p>
            <text:p text:style-name="P10"/>
            <text:p text:style-name="P10"><text:s text:c="4"/>for i in range(n):</text:p>
            <text:p text:style-name="P10"><text:s text:c="8"/>print("Step %d\n" % (i+1))</text:p>
            <text:p text:style-name="P10"/>
            <text:p text:style-name="P10"><text:s text:c="8"/>for j in range(0, n-i-1):</text:p>
            <text:p text:style-name="P10"><text:s text:c="12"/>if arr[j] &gt; arr[j+1]:</text:p>
            <text:p text:style-name="P10"><text:s text:c="16"/>print("Swap %d and %d" % (arr[j], arr[j+1]))</text:p>
            <text:p text:style-name="P10"><text:s text:c="16"/>tab_print(arr, j, (j+1), color.RED, color.GREEN)</text:p>
            <text:p text:style-name="P10"/>
            <text:p text:style-name="P10"><text:s text:c="16"/>arr[j], arr[j+1] = arr[j+1], arr[j]</text:p>
            <text:p text:style-name="P10"/>
            <text:p text:style-name="P10"><text:s text:c="16"/>tab_print(arr, j, (j+1), color.GREEN, color.RED)</text:p>
            <text:p text:style-name="P10"/>
            <text:p text:style-name="P10"><text:s text:c="4"/>message(arr, True)</text:p>
            <text:p text:style-name="P10"/>
            <text:p text:style-name="P10"><text:s text:c="4"/>return</text:p>
          </table:table-cell>
        </table:table-row>
      </table:table>
      <text:p text:style-name="P30"/>
      <text:p text:style-name="P30">Zadanie <text:span text:style-name="T21">4</text:span>. </text:p>
      <text:p text:style-name="P40">Kod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8">def part(array, low, high):</text:p>
            <text:p text:style-name="P38"><text:s text:c="4"/>pivot = array[high]</text:p>
            <text:p text:style-name="P38"><text:s text:c="4"/>i = low - 1</text:p>
            <text:p text:style-name="P38"/>
            <text:p text:style-name="P38"><text:s text:c="4"/>for j in range(low, high):</text:p>
            <text:p text:style-name="P38"><text:s text:c="8"/>if array[j] &lt;= pivot:</text:p>
            <text:p text:style-name="P38"><text:s text:c="12"/>i = i + 1</text:p>
            <text:p text:style-name="P38"/>
            <text:p text:style-name="P38"><text:s text:c="12"/>if array[i] != array[j]:</text:p>
            <text:p text:style-name="P38"><text:s text:c="16"/>print("Swap %d and %d\n" % (array[i], array[j]))</text:p>
            <text:p text:style-name="P38"><text:s text:c="16"/>tab_print(array, i, j, color.RED, color.GREEN)</text:p>
            <text:p text:style-name="P38"/>
            <text:p text:style-name="P38"><text:s text:c="12"/>(array[i], array[j]) = (array[j], array[i])</text:p>
            <text:p text:style-name="P38"/>
            <text:p text:style-name="P38"><text:s text:c="12"/>if array[i] != array[j]:</text:p>
            <text:p text:style-name="P38"><text:s text:c="16"/>tab_print(array, i, j, color.GREEN, color.RED)</text:p>
            <text:p text:style-name="P38"/>
            <text:p text:style-name="P38"><text:s text:c="4"/>if array[i + 1] != array[high]:</text:p>
            <text:p text:style-name="P38"><text:s text:c="8"/>print("Swap %d and %d\n" % (array[i + 1], array[high]))</text:p>
            <text:p text:style-name="P38"><text:s text:c="8"/>tab_print(array, (i + 1), high, color.RED, color.GREEN)</text:p>
            <text:p text:style-name="P38"/>
            <text:p text:style-name="P38"><text:soft-page-break/><text:s text:c="4"/>(array[i + 1], array[high]) = (array[high], array[i + 1])</text:p>
            <text:p text:style-name="P38"/>
            <text:p text:style-name="P38"><text:s text:c="4"/>if array[i + 1] != array[high]:</text:p>
            <text:p text:style-name="P38"><text:s text:c="8"/>tab_print(array, (i + 1), (high), color.GREEN, color.RED)</text:p>
            <text:p text:style-name="P38"/>
            <text:p text:style-name="P38"><text:s text:c="4"/>return i + 1</text:p>
            <text:p text:style-name="P38"/>
            <text:p text:style-name="P38"/>
            <text:p text:style-name="P41">def quick_sort(array, low, high):</text:p>
            <text:p text:style-name="P38"><text:s text:c="4"/>if low &lt; high:</text:p>
            <text:p text:style-name="P38"><text:s text:c="8"/>pi = part(array, low, high)</text:p>
            <text:p text:style-name="P38"/>
            <text:p text:style-name="P38"><text:s text:c="8"/>quick_sort(array, low, pi - 1)</text:p>
            <text:p text:style-name="P38"/>
            <text:p text:style-name="P38"><text:s text:c="8"/>quick_sort(array, pi + 1, high)</text:p>
            <text:p text:style-name="P38"/>
            <text:p text:style-name="P38"><text:s text:c="4"/>return</text:p>
          </table:table-cell>
        </table:table-row>
      </table:table>
      <text:p text:style-name="P32"/>
      <text:p text:style-name="P32">Main</text:p>
      <text:p text:style-name="P32">Kod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">def main():</text:p>
            <text:p text:style-name="P10"><text:s text:c="4"/>tab = [9, 11, 2, 6, 18, 37, 1, 42]</text:p>
            <text:p text:style-name="P10"/>
            <text:p text:style-name="P10"><text:s text:c="4"/>print("### Zadanie 1 - Sortowanie poprzez wstawianie ###\n")</text:p>
            <text:p text:style-name="P10"><text:s text:c="4"/>insert_sort(tab)</text:p>
            <text:p text:style-name="P10"/>
            <text:p text:style-name="P10"><text:s text:c="4"/>tab = [9, 11, 2, 6, 18, 37, 1, 42]</text:p>
            <text:p text:style-name="P10"/>
            <text:p text:style-name="P10"><text:s text:c="4"/>print("### Zadanie 2 - Sortowanie poprzez wybieranie ###\n")</text:p>
            <text:p text:style-name="P10"><text:s text:c="4"/>sort_choose(tab, len(tab))</text:p>
            <text:p text:style-name="P10"/>
            <text:p text:style-name="P10"><text:s text:c="4"/>tab = [9, 11, 2, 6, 18, 37, 1, 42]</text:p>
            <text:p text:style-name="P10"/>
            <text:p text:style-name="P10"><text:s text:c="4"/>print("### Zadanie 3 - Sortowanie bąbelkowe ###\n")</text:p>
            <text:p text:style-name="P10"><text:s text:c="4"/>bubble_sort(tab)</text:p>
            <text:p text:style-name="P10"/>
            <text:p text:style-name="P10"><text:s text:c="4"/>tab = [9, 11, 2, 6, 18, 37, 1, 42]</text:p>
            <text:p text:style-name="P10"/>
            <text:p text:style-name="P10"><text:s text:c="4"/>print("### Zadanie 4 - Sortowanie Quicksort ###\n")</text:p>
            <text:p text:style-name="P10"><text:s text:c="4"/>message(tab, False)</text:p>
            <text:p text:style-name="P10"/>
            <text:p text:style-name="P10"><text:s text:c="4"/>quick_sort(tab, 0, (len(tab) - 1))</text:p>
            <text:p text:style-name="P10"/>
            <text:p text:style-name="P10"><text:s text:c="4"/>message(tab, True)</text:p>
            <text:p text:style-name="P10"/>
            <text:p text:style-name="P10"><text:s text:c="4"/>return</text:p>
            <text:p text:style-name="P10"/>
            <text:p text:style-name="P10">if __name__ == '__main__':</text:p>
            <text:p text:style-name="P10"><text:s text:c="4"/>main()</text:p>
          </table:table-cell>
        </table:table-row>
      </table:table>
      <text:p text:style-name="P35"/>
      <text:p text:style-name="P34">Result: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23">### Zadanie 1 - Sortowanie poprzez wstawianie ### <text:s text:c="31"/></text:p>
            <text:p text:style-name="P22"><text:s text:c="81"/></text:p>
            <text:p text:style-name="P22">Nieposortowana tablica <text:s text:c="58"/></text:p>
            <text:p text:style-name="P22">[9, 11, 2, 6, 18, 37, 1, 42] <text:s text:c="52"/></text:p>
            <text:p text:style-name="P22"><text:s text:c="81"/></text:p>
            <text:p text:style-name="P22">Step 1 <text:s text:c="74"/></text:p>
            <text:p text:style-name="P22">Set key to 11 <text:s text:c="67"/></text:p>
            <text:p text:style-name="P22"><text:s text:c="2"/>9 <text:s/><text:span text:style-name="T22">11</text:span> <text:s/>2 <text:s/>6 <text:s/>18 <text:s/>37 <text:s/>1 <text:s/>42 <text:s text:c="52"/></text:p>
            <text:p text:style-name="P22"><text:s text:c="81"/></text:p>
            <text:p text:style-name="P22">Step 2 <text:s text:c="74"/></text:p>
            <text:p text:style-name="P22">Set key to 2 <text:s text:c="68"/></text:p>
            <text:p text:style-name="P22"><text:s text:c="2"/>9 <text:s/>11 <text:s/><text:span text:style-name="T22">2</text:span> <text:s/>6 <text:s/>18 <text:s/>37 <text:s/>1 <text:s/>42 <text:s text:c="52"/></text:p>
            <text:p text:style-name="P22"><text:s text:c="81"/></text:p>
            <text:p text:style-name="P22">Put 11 to 2 <text:s text:c="69"/></text:p>
            <text:p text:style-name="P22"><text:s text:c="2"/>9 <text:s/>11 <text:s/><text:span text:style-name="T23">2</text:span> <text:s/>6 <text:s/>18 <text:s/>37 <text:s/>1 <text:s/>42 <text:s text:c="52"/></text:p>
            <text:p text:style-name="P22"><text:s text:c="81"/></text:p>
            <text:p text:style-name="P22"><text:s text:c="2"/>9 <text:s/>11 <text:s/><text:span text:style-name="T24">11</text:span> <text:s/>6 <text:s/>18 <text:s/>37 <text:s/>1 <text:s/>42 <text:s text:c="51"/></text:p>
            <text:p text:style-name="P22"><text:s text:c="81"/></text:p>
            <text:p text:style-name="P22">Put 9 to 11 <text:s text:c="69"/></text:p>
            <text:p text:style-name="P22"><text:s text:c="2"/>9 <text:s/><text:span text:style-name="T23">11</text:span> <text:s/>11 <text:s/>6 <text:s/>18 <text:s/>37 <text:s/>1 <text:s/>42 <text:s text:c="51"/></text:p>
            <text:p text:style-name="P22"><text:s text:c="81"/></text:p>
            <text:p text:style-name="P22"><text:s text:c="2"/>9 <text:s/><text:span text:style-name="T24">9</text:span> <text:s/>11 <text:s/>6 <text:s/>18 <text:s/>37 <text:s/>1 <text:s/>42 <text:s text:c="52"/></text:p>
            <text:p text:style-name="P22"><text:s text:c="81"/></text:p>
            <text:p text:style-name="P22">Put 2 to 9 <text:s text:c="70"/></text:p>
            <text:p text:style-name="P22"><text:s text:c="2"/><text:span text:style-name="T23">9</text:span> <text:s/>9 <text:s/>11 <text:s/>6 <text:s/>18 <text:s/>37 <text:s/>1 <text:s/>42 <text:s text:c="52"/></text:p>
            <text:p text:style-name="P22"><text:s text:c="81"/></text:p>
            <text:p text:style-name="P22"><text:s text:c="2"/><text:span text:style-name="T24">2</text:span> <text:s/>9 <text:s/>11 <text:s/>6 <text:s/>18 <text:s/>37 <text:s/>1 <text:s/>42 <text:s text:c="52"/></text:p>
            <text:p text:style-name="P22"><text:s text:c="81"/></text:p>
            <text:p text:style-name="P22">Step 3 <text:s text:c="74"/></text:p>
            <text:p text:style-name="P22">Set key to 6 <text:s text:c="68"/></text:p>
            <text:p text:style-name="P22"><text:s text:c="2"/>2 <text:s/>9 <text:s/>11 <text:s/><text:span text:style-name="T22">6</text:span> <text:s/>18 <text:s/>37 <text:s/>1 <text:s/>42 <text:s text:c="52"/></text:p>
            <text:p text:style-name="P22"><text:s text:c="81"/></text:p>
            <text:p text:style-name="P22">Put 11 to 6 <text:s text:c="69"/></text:p>
            <text:p text:style-name="P22"><text:s text:c="2"/>2 <text:s/>9 <text:s/>11 <text:s/><text:span text:style-name="T23">6</text:span> <text:s/>18 <text:s/>37 <text:s/>1 <text:s/>42 <text:s text:c="52"/></text:p>
            <text:p text:style-name="P22"><text:s text:c="81"/></text:p>
            <text:p text:style-name="P22"><text:s text:c="2"/>2 <text:s/>9 <text:s/>11 <text:s/><text:span text:style-name="T24">11</text:span> <text:s/>18 <text:s/>37 <text:s/>1 <text:s/>42 <text:s text:c="51"/></text:p>
            <text:p text:style-name="P22"><text:s text:c="81"/></text:p>
            <text:p text:style-name="P22">Put 9 to 11 <text:s text:c="69"/></text:p>
            <text:p text:style-name="P22"><text:s text:c="2"/>2 <text:s/>9 <text:s/><text:span text:style-name="T23">11</text:span> <text:s/>11 <text:s/>18 <text:s/>37 <text:s/>1 <text:s/>42 <text:s text:c="51"/></text:p>
            <text:p text:style-name="P22"><text:s text:c="81"/></text:p>
            <text:p text:style-name="P22"><text:s text:c="2"/>2 <text:s/>9 <text:s/><text:span text:style-name="T24">9</text:span> <text:s/>11 <text:s/>18 <text:s/>37 <text:s/>1 <text:s/>42 <text:s text:c="52"/></text:p>
            <text:p text:style-name="P22"><text:s text:c="81"/></text:p>
            <text:p text:style-name="P22">Put 6 to 9 <text:s text:c="70"/></text:p>
            <text:p text:style-name="P22"><text:s text:c="2"/>2 <text:s/><text:span text:style-name="T23">9</text:span> <text:s/>9 <text:s/>11 <text:s/>18 <text:s/>37 <text:s/>1 <text:s/>42 <text:s text:c="52"/></text:p>
            <text:p text:style-name="P22"><text:s text:c="81"/></text:p>
            <text:p text:style-name="P22"><text:s text:c="2"/>2 <text:s/><text:span text:style-name="T24">6</text:span> <text:s/>9 <text:s/>11 <text:s/>18 <text:s/>37 <text:s/>1 <text:s/>42 <text:s text:c="52"/></text:p>
            <text:p text:style-name="P22"><text:s text:c="81"/></text:p>
            <text:p text:style-name="P22">Step 4 <text:s text:c="74"/></text:p>
            <text:p text:style-name="P22">Set key to 18 <text:s text:c="67"/></text:p>
            <text:p text:style-name="P22"><text:s text:c="2"/>2 <text:s/>6 <text:s/>9 <text:s/>11 <text:s/><text:span text:style-name="T22">18</text:span> <text:s/>37 <text:s/>1 <text:s/>42 <text:s text:c="52"/></text:p>
            <text:p text:style-name="P22"><text:s text:c="81"/></text:p>
            <text:p text:style-name="P22">Step 5 <text:s text:c="74"/></text:p>
            <text:p text:style-name="P22">Set key to 37 <text:s text:c="67"/></text:p>
            <text:p text:style-name="P22"><text:s text:c="2"/>2 <text:s/>6 <text:s/>9 <text:s/>11 <text:s/>18 <text:s/><text:span text:style-name="T22">37</text:span> <text:s/>1 <text:s/>42 <text:s text:c="52"/></text:p>
            <text:p text:style-name="P22"><text:s text:c="81"/></text:p>
            <text:p text:style-name="P22">Step 6 <text:s text:c="74"/></text:p>
            <text:p text:style-name="P22">Set key to 1 <text:s text:c="68"/></text:p>
            <text:p text:style-name="P22"><text:s text:c="2"/>2 <text:s/>6 <text:s/>9 <text:s/>11 <text:s/>18 <text:s/>37 <text:s/><text:span text:style-name="T22">1</text:span> <text:s/>42 <text:s text:c="52"/></text:p>
            <text:p text:style-name="P22"><text:s text:c="81"/></text:p>
            <text:p text:style-name="P22">Put 37 to 1 <text:s text:c="69"/></text:p>
            <text:p text:style-name="P22"><text:s text:c="2"/>2 <text:s/>6 <text:s/>9 <text:s/>11 <text:s/>18 <text:s/>37 <text:s/><text:span text:style-name="T23">1</text:span> <text:s/>42 <text:s text:c="52"/></text:p>
            <text:p text:style-name="P22"><text:s text:c="81"/></text:p>
            <text:p text:style-name="P22"><text:soft-page-break/><text:s text:c="2"/>2 <text:s/>6 <text:s/>9 <text:s/>11 <text:s/>18 <text:s/>37 <text:s/><text:span text:style-name="T24">37</text:span> <text:s/>42 <text:s text:c="51"/></text:p>
            <text:p text:style-name="P22"><text:s text:c="81"/></text:p>
            <text:p text:style-name="P22">Put 18 to 37 <text:s text:c="68"/></text:p>
            <text:p text:style-name="P22"><text:s text:c="2"/>2 <text:s/>6 <text:s/>9 <text:s/>11 <text:s/>18 <text:s/><text:span text:style-name="T23">37</text:span> <text:s/>37 <text:s/>42 <text:s text:c="51"/></text:p>
            <text:p text:style-name="P22"><text:s text:c="81"/></text:p>
            <text:p text:style-name="P22"><text:s text:c="2"/>2 <text:s/>6 <text:s/>9 <text:s/>11 <text:s/>18 <text:s/><text:span text:style-name="T24">18</text:span> <text:s/>37 <text:s/>42 <text:s text:c="51"/></text:p>
            <text:p text:style-name="P22"><text:s text:c="81"/></text:p>
            <text:p text:style-name="P22">Put 11 to 18 <text:s text:c="68"/></text:p>
            <text:p text:style-name="P22"><text:s text:c="2"/>2 <text:s/>6 <text:s/>9 <text:s/>11 <text:s/><text:span text:style-name="T23">18</text:span> <text:s/>18 <text:s/>37 <text:s/>42 <text:s text:c="51"/></text:p>
            <text:p text:style-name="P22"><text:s text:c="81"/></text:p>
            <text:p text:style-name="P22"><text:s text:c="2"/>2 <text:s/>6 <text:s/>9 <text:s/>11 <text:s/><text:span text:style-name="T24">11</text:span> <text:s/>18 <text:s/>37 <text:s/>42 <text:s text:c="51"/></text:p>
            <text:p text:style-name="P22"><text:s text:c="81"/></text:p>
            <text:p text:style-name="P22">Put 9 to 11 <text:s text:c="69"/></text:p>
            <text:p text:style-name="P22"><text:s text:c="2"/>2 <text:s/>6 <text:s/>9 <text:s/><text:span text:style-name="T23">11</text:span> <text:s/>11 <text:s/>18 <text:s/>37 <text:s/>42 <text:s text:c="51"/></text:p>
            <text:p text:style-name="P22"><text:s text:c="81"/></text:p>
            <text:p text:style-name="P22"><text:s text:c="2"/>2 <text:s/>6 <text:s/>9 <text:s/><text:span text:style-name="T24">9</text:span> <text:s/>11 <text:s/>18 <text:s/>37 <text:s/>42 <text:s text:c="52"/></text:p>
            <text:p text:style-name="P22"><text:s text:c="81"/></text:p>
            <text:p text:style-name="P22">Put 6 to 9 <text:s text:c="70"/></text:p>
            <text:p text:style-name="P22"><text:s text:c="2"/>2 <text:s/>6 <text:s/><text:span text:style-name="T23">9</text:span> <text:s/>9 <text:s/>11 <text:s/>18 <text:s/>37 <text:s/>42 <text:s text:c="52"/></text:p>
            <text:p text:style-name="P22"><text:s text:c="81"/></text:p>
            <text:p text:style-name="P22"><text:s text:c="2"/>2 <text:s/>6 <text:s/><text:span text:style-name="T24">6</text:span> <text:s/>9 <text:s/>11 <text:s/>18 <text:s/>37 <text:s/>42 <text:s text:c="52"/></text:p>
            <text:p text:style-name="P22"><text:s text:c="81"/></text:p>
            <text:p text:style-name="P22">Put 2 to 6 <text:s text:c="70"/></text:p>
            <text:p text:style-name="P22"><text:s text:c="2"/>2 <text:s/><text:span text:style-name="T23">6</text:span> <text:s/>6 <text:s/>9 <text:s/>11 <text:s/>18 <text:s/>37 <text:s/>42 <text:s text:c="52"/></text:p>
            <text:p text:style-name="P22"><text:s text:c="81"/></text:p>
            <text:p text:style-name="P22"><text:s text:c="2"/>2 <text:s/><text:span text:style-name="T24">2</text:span> <text:s/>6 <text:s/>9 <text:s/>11 <text:s/>18 <text:s/>37 <text:s/>42 <text:s text:c="52"/></text:p>
            <text:p text:style-name="P22"><text:s text:c="81"/></text:p>
            <text:p text:style-name="P22">Put 1 to 2 <text:s text:c="70"/></text:p>
            <text:p text:style-name="P22"><text:s text:c="2"/><text:span text:style-name="T23">2</text:span> <text:s/>2 <text:s/>6 <text:s/>9 <text:s/>11 <text:s/>18 <text:s/>37 <text:s/>42 <text:s text:c="52"/></text:p>
            <text:p text:style-name="P22"><text:s text:c="81"/></text:p>
            <text:p text:style-name="P22"><text:s text:c="2"/><text:span text:style-name="T24">1</text:span> <text:s/>2 <text:s/>6 <text:s/>9 <text:s/>11 <text:s/>18 <text:s/>37 <text:s/>42 <text:s text:c="52"/></text:p>
            <text:p text:style-name="P22"><text:s text:c="81"/></text:p>
            <text:p text:style-name="P22">Step 7 <text:s text:c="74"/></text:p>
            <text:p text:style-name="P22">Set key to 42 <text:s text:c="67"/></text:p>
            <text:p text:style-name="P22"><text:s text:c="2"/>1 <text:s/>2 <text:s/>6 <text:s/>9 <text:s/>11 <text:s/>18 <text:s/>37 <text:s/><text:span text:style-name="T22">42</text:span> <text:s text:c="52"/></text:p>
            <text:p text:style-name="P22"><text:s text:c="81"/></text:p>
            <text:p text:style-name="P22">Posortowana tablica <text:s text:c="61"/></text:p>
            <text:p text:style-name="P22">[1, 2, 6, 9, 11, 18, 37, 42] <text:s text:c="52"/></text:p>
            <text:p text:style-name="P22"><text:s text:c="81"/></text:p>
            <text:p text:style-name="P22">### Zadanie 2 - Sortowanie poprzez wybieranie ### <text:s text:c="31"/></text:p>
            <text:p text:style-name="P22"><text:s text:c="81"/></text:p>
            <text:p text:style-name="P22">Nieposortowana tablica <text:s text:c="58"/></text:p>
            <text:p text:style-name="P22">[9, 11, 2, 6, 18, 37, 1, 42] <text:s text:c="52"/></text:p>
            <text:p text:style-name="P22"><text:s text:c="81"/></text:p>
            <text:p text:style-name="P22">Step 1 <text:s text:c="74"/></text:p>
            <text:p text:style-name="P22"><text:s text:c="81"/></text:p>
            <text:p text:style-name="P22">Swap 9 with 1 <text:s text:c="67"/></text:p>
            <text:p text:style-name="P22"><text:s text:c="81"/></text:p>
            <text:p text:style-name="P22"><text:s text:c="2"/><text:span text:style-name="T23">9</text:span> <text:s/>11 <text:s/>2 <text:s/>6 <text:s/>18 <text:s/>37 <text:s/><text:span text:style-name="T24">1</text:span> <text:s/>42 <text:s text:c="52"/></text:p>
            <text:p text:style-name="P22"><text:s text:c="81"/></text:p>
            <text:p text:style-name="P22"><text:s text:c="2"/><text:span text:style-name="T24">1</text:span> <text:s/>11 <text:s/>2 <text:s/>6 <text:s/>18 <text:s/>37 <text:s/><text:span text:style-name="T23">9</text:span> <text:s/>42 <text:s text:c="52"/></text:p>
            <text:p text:style-name="P22"><text:s text:c="81"/></text:p>
            <text:p text:style-name="P22">Step 2 <text:s text:c="74"/></text:p>
            <text:p text:style-name="P22"><text:s text:c="81"/></text:p>
            <text:p text:style-name="P22">Swap 11 with 2 <text:s text:c="66"/></text:p>
            <text:p text:style-name="P22"><text:s text:c="81"/></text:p>
            <text:p text:style-name="P22"><text:s text:c="2"/>1 <text:s/><text:span text:style-name="T23">11</text:span> <text:s/><text:span text:style-name="T24">2</text:span> <text:s/>6 <text:s/>18 <text:s/>37 <text:s/>9 <text:s/>42 <text:s text:c="52"/></text:p>
            <text:p text:style-name="P22"><text:s text:c="81"/></text:p>
            <text:p text:style-name="P22"><text:s text:c="2"/>1 <text:s/><text:span text:style-name="T24">2</text:span> <text:s/><text:span text:style-name="T23">11</text:span> <text:s/>6 <text:s/>18 <text:s/>37 <text:s/>9 <text:s/>42 <text:s text:c="52"/></text:p>
            <text:p text:style-name="P22"><text:s text:c="81"/></text:p>
            <text:p text:style-name="P22">Step 3 <text:s text:c="74"/></text:p>
            <text:p text:style-name="P22"><text:s text:c="81"/></text:p>
            <text:p text:style-name="P22">Swap 11 with 6 <text:s text:c="66"/></text:p>
            <text:p text:style-name="P22"><text:soft-page-break/><text:s text:c="81"/></text:p>
            <text:p text:style-name="P22"><text:s text:c="2"/>1 <text:s/>2 <text:s/><text:span text:style-name="T23">11</text:span> <text:s/><text:span text:style-name="T24">6</text:span> <text:s/>18 <text:s/>37 <text:s/>9 <text:s/>42 <text:s text:c="52"/></text:p>
            <text:p text:style-name="P22"><text:s text:c="81"/></text:p>
            <text:p text:style-name="P22"><text:s text:c="2"/>1 <text:s/>2 <text:s/><text:span text:style-name="T24">6</text:span> <text:s/><text:span text:style-name="T23">11</text:span> <text:s/>18 <text:s/>37 <text:s/>9 <text:s/>42 <text:s text:c="52"/></text:p>
            <text:p text:style-name="P22"><text:s text:c="81"/></text:p>
            <text:p text:style-name="P22">Step 4 <text:s text:c="74"/></text:p>
            <text:p text:style-name="P22"><text:s text:c="81"/></text:p>
            <text:p text:style-name="P22">Swap 11 with 9 <text:s text:c="66"/></text:p>
            <text:p text:style-name="P22"><text:s text:c="81"/></text:p>
            <text:p text:style-name="P22"><text:s text:c="2"/>1 <text:s/>2 <text:s/>6 <text:s/><text:span text:style-name="T23">11</text:span> <text:s/>18 <text:s/>37 <text:s/><text:span text:style-name="T24">9</text:span> <text:s/>42 <text:s text:c="52"/></text:p>
            <text:p text:style-name="P22"><text:s text:c="81"/></text:p>
            <text:p text:style-name="P22"><text:s text:c="2"/>1 <text:s/>2 <text:s/>6 <text:s/><text:span text:style-name="T24">9</text:span> <text:s/>18 <text:s/>37 <text:s/><text:span text:style-name="T23">11</text:span> <text:s/>42 <text:s text:c="52"/></text:p>
            <text:p text:style-name="P22"><text:s text:c="81"/></text:p>
            <text:p text:style-name="P22">Step 5 <text:s text:c="74"/></text:p>
            <text:p text:style-name="P22"><text:s text:c="81"/></text:p>
            <text:p text:style-name="P22">Swap 18 with 11 <text:s text:c="65"/></text:p>
            <text:p text:style-name="P22"><text:s text:c="81"/></text:p>
            <text:p text:style-name="P22"><text:s text:c="2"/>1 <text:s/>2 <text:s/>6 <text:s/>9 <text:s/><text:span text:style-name="T23">18</text:span> <text:s/>37 <text:s/><text:span text:style-name="T24">11</text:span> <text:s/>42 <text:s text:c="52"/></text:p>
            <text:p text:style-name="P22"><text:s text:c="81"/></text:p>
            <text:p text:style-name="P22"><text:s text:c="2"/>1 <text:s/>2 <text:s/>6 <text:s/>9 <text:s/><text:span text:style-name="T24">11</text:span> <text:s/>37 <text:s/><text:span text:style-name="T23">18</text:span> <text:s/>42 <text:s text:c="52"/></text:p>
            <text:p text:style-name="P22"><text:s text:c="81"/></text:p>
            <text:p text:style-name="P22">Step 6 <text:s text:c="74"/></text:p>
            <text:p text:style-name="P22"><text:s text:c="81"/></text:p>
            <text:p text:style-name="P22">Swap 37 with 18 <text:s text:c="65"/></text:p>
            <text:p text:style-name="P22"><text:s text:c="81"/></text:p>
            <text:p text:style-name="P22"><text:s text:c="2"/>1 <text:s/>2 <text:s/>6 <text:s/>9 <text:s/>11 <text:s/><text:span text:style-name="T23">37</text:span> <text:s/><text:span text:style-name="T24">18</text:span> <text:s/>42 <text:s text:c="52"/></text:p>
            <text:p text:style-name="P22"><text:s text:c="81"/></text:p>
            <text:p text:style-name="P22"><text:s text:c="2"/>1 <text:s/>2 <text:s/>6 <text:s/>9 <text:s/>11 <text:s/><text:span text:style-name="T24">18</text:span> <text:s/><text:span text:style-name="T23">37</text:span> <text:s/>42 <text:s text:c="52"/></text:p>
            <text:p text:style-name="P22"><text:s text:c="81"/></text:p>
            <text:p text:style-name="P22">Posortowana tablica <text:s text:c="61"/></text:p>
            <text:p text:style-name="P22">[1, 2, 6, 9, 11, 18, 37, 42] <text:s text:c="52"/></text:p>
            <text:p text:style-name="P22"><text:s text:c="81"/></text:p>
            <text:p text:style-name="P22">### Zadanie 3 - Sortowanie bąbelkowe ### <text:s text:c="40"/></text:p>
            <text:p text:style-name="P22"><text:s text:c="81"/></text:p>
            <text:p text:style-name="P22">Nieposortowana tablica <text:s text:c="58"/></text:p>
            <text:p text:style-name="P22">[9, 11, 2, 6, 18, 37, 1, 42] <text:s text:c="52"/></text:p>
            <text:p text:style-name="P22"><text:s text:c="81"/></text:p>
            <text:p text:style-name="P22">Step 1 <text:s text:c="74"/></text:p>
            <text:p text:style-name="P22"><text:s text:c="81"/></text:p>
            <text:p text:style-name="P22">Swap 11 and 2 <text:s text:c="67"/></text:p>
            <text:p text:style-name="P22"><text:s text:c="2"/>9 <text:s/><text:span text:style-name="T23">11</text:span> <text:s/><text:span text:style-name="T24">2</text:span> <text:s/>6 <text:s/>18 <text:s/>37 <text:s/>1 <text:s/>42 <text:s text:c="52"/></text:p>
            <text:p text:style-name="P22"><text:s text:c="81"/></text:p>
            <text:p text:style-name="P22"><text:s text:c="2"/>9 <text:s/><text:span text:style-name="T24">2</text:span> <text:s/><text:span text:style-name="T23">11</text:span> <text:s/>6 <text:s/>18 <text:s/>37 <text:s/>1 <text:s/>42 <text:s text:c="52"/></text:p>
            <text:p text:style-name="P22"><text:s text:c="81"/></text:p>
            <text:p text:style-name="P22">Swap 11 and 6 <text:s text:c="67"/></text:p>
            <text:p text:style-name="P22"><text:s text:c="2"/>9 <text:s/>2 <text:s/><text:span text:style-name="T23">11</text:span> <text:s/><text:span text:style-name="T24">6</text:span> <text:s/>18 <text:s/>37 <text:s/>1 <text:s/>42 <text:s text:c="52"/></text:p>
            <text:p text:style-name="P22"><text:s text:c="81"/></text:p>
            <text:p text:style-name="P22"><text:s text:c="2"/>9 <text:s/>2 <text:s/><text:span text:style-name="T24">6</text:span> <text:s/><text:span text:style-name="T23">11</text:span> <text:s/>18 <text:s/>37 <text:s/>1 <text:s/>42 <text:s text:c="52"/></text:p>
            <text:p text:style-name="P22"><text:s text:c="81"/></text:p>
            <text:p text:style-name="P22">Swap 37 and 1 <text:s text:c="67"/></text:p>
            <text:p text:style-name="P22"><text:s text:c="2"/>9 <text:s/>2 <text:s/>6 <text:s/>11 <text:s/>18 <text:s/><text:span text:style-name="T23">37</text:span> <text:s/><text:span text:style-name="T24">1</text:span> <text:s/>42 <text:s text:c="52"/></text:p>
            <text:p text:style-name="P22"><text:s text:c="81"/></text:p>
            <text:p text:style-name="P22"><text:s text:c="2"/>9 <text:s/>2 <text:s/>6 <text:s/>11 <text:s/>18 <text:s/><text:span text:style-name="T24">1</text:span> <text:s/><text:span text:style-name="T23">37</text:span> <text:s/>42 <text:s text:c="52"/></text:p>
            <text:p text:style-name="P22"><text:s text:c="81"/></text:p>
            <text:p text:style-name="P22">Step 2 <text:s text:c="74"/></text:p>
            <text:p text:style-name="P22"><text:s text:c="81"/></text:p>
            <text:p text:style-name="P22">Swap 9 and 2 <text:s text:c="68"/></text:p>
            <text:p text:style-name="P22"><text:s text:c="2"/><text:span text:style-name="T23">9</text:span> <text:s/><text:span text:style-name="T24">2</text:span> <text:s/>6 <text:s/>11 <text:s/>18 <text:s/>1 <text:s/>37 <text:s/>42 <text:s text:c="52"/></text:p>
            <text:p text:style-name="P22"><text:s text:c="81"/></text:p>
            <text:p text:style-name="P22"><text:s text:c="2"/><text:span text:style-name="T24">2</text:span> <text:s/><text:span text:style-name="T23">9</text:span> <text:s/>6 <text:s/>11 <text:s/>18 <text:s/>1 <text:s/>37 <text:s/>42 <text:s text:c="52"/></text:p>
            <text:p text:style-name="P22"><text:s text:c="81"/></text:p>
            <text:p text:style-name="P22">Swap 9 and 6 <text:s text:c="68"/></text:p>
            <text:p text:style-name="P22"><text:s text:c="2"/>2 <text:s/><text:span text:style-name="T23">9</text:span> <text:s/><text:span text:style-name="T24">6</text:span> <text:s/>11 <text:s/>18 <text:s/>1 <text:s/>37 <text:s/>42 <text:s text:c="52"/></text:p>
            <text:p text:style-name="P22"><text:soft-page-break/><text:s text:c="81"/></text:p>
            <text:p text:style-name="P22"><text:s text:c="2"/>2 <text:s/><text:span text:style-name="T24">6</text:span> <text:s/><text:span text:style-name="T23">9</text:span> <text:s/>11 <text:s/>18 <text:s/>1 <text:s/>37 <text:s/>42 <text:s text:c="52"/></text:p>
            <text:p text:style-name="P22"><text:s text:c="81"/></text:p>
            <text:p text:style-name="P22">Swap 18 and 1 <text:s text:c="67"/></text:p>
            <text:p text:style-name="P22"><text:s text:c="2"/>2 <text:s/>6 <text:s/>9 <text:s/>11 <text:s/><text:span text:style-name="T23">18</text:span> <text:s/><text:span text:style-name="T24">1</text:span> <text:s/>37 <text:s/>42 <text:s text:c="52"/></text:p>
            <text:p text:style-name="P22"><text:s text:c="81"/></text:p>
            <text:p text:style-name="P22"><text:s text:c="2"/>2 <text:s/>6 <text:s/>9 <text:s/>11 <text:s/><text:span text:style-name="T24">1</text:span> <text:s/><text:span text:style-name="T23">18</text:span> <text:s/>37 <text:s/>42 <text:s text:c="52"/></text:p>
            <text:p text:style-name="P22"><text:s text:c="81"/></text:p>
            <text:p text:style-name="P22">Step 3 <text:s text:c="74"/></text:p>
            <text:p text:style-name="P22"><text:s text:c="81"/></text:p>
            <text:p text:style-name="P22">Swap 11 and 1 <text:s text:c="67"/></text:p>
            <text:p text:style-name="P22"><text:s text:c="2"/>2 <text:s/>6 <text:s/>9 <text:s/><text:span text:style-name="T23">11</text:span> <text:s/><text:span text:style-name="T24">1</text:span> <text:s/>18 <text:s/>37 <text:s/>42 <text:s text:c="52"/></text:p>
            <text:p text:style-name="P22"><text:s text:c="81"/></text:p>
            <text:p text:style-name="P22"><text:s text:c="2"/>2 <text:s/>6 <text:s/>9 <text:s/><text:span text:style-name="T24">1</text:span> <text:s/><text:span text:style-name="T23">11</text:span> <text:s/>18 <text:s/>37 <text:s/>42 <text:s text:c="52"/></text:p>
            <text:p text:style-name="P22"><text:s text:c="81"/></text:p>
            <text:p text:style-name="P22">Step 4 <text:s text:c="74"/></text:p>
            <text:p text:style-name="P22"><text:s text:c="81"/></text:p>
            <text:p text:style-name="P22">Swap 9 and 1 <text:s text:c="68"/></text:p>
            <text:p text:style-name="P22"><text:s text:c="2"/>2 <text:s/>6 <text:s/><text:span text:style-name="T23">9</text:span> <text:s/><text:span text:style-name="T24">1</text:span> <text:s/>11 <text:s/>18 <text:s/>37 <text:s/>42 <text:s text:c="52"/></text:p>
            <text:p text:style-name="P22"><text:s text:c="81"/></text:p>
            <text:p text:style-name="P22"><text:s text:c="2"/>2 <text:s/>6 <text:s/><text:span text:style-name="T24">1</text:span> <text:s/><text:span text:style-name="T23">9</text:span> <text:s/>11 <text:s/>18 <text:s/>37 <text:s/>42 <text:s text:c="52"/></text:p>
            <text:p text:style-name="P22"><text:s text:c="81"/></text:p>
            <text:p text:style-name="P22">Step 5 <text:s text:c="74"/></text:p>
            <text:p text:style-name="P22"><text:s text:c="81"/></text:p>
            <text:p text:style-name="P22">Swap 6 and 1 <text:s text:c="68"/></text:p>
            <text:p text:style-name="P22"><text:s text:c="2"/>2 <text:s/><text:span text:style-name="T23">6</text:span> <text:s/><text:span text:style-name="T24">1</text:span> <text:s/>9 <text:s/>11 <text:s/>18 <text:s/>37 <text:s/>42 <text:s text:c="52"/></text:p>
            <text:p text:style-name="P22"><text:s text:c="81"/></text:p>
            <text:p text:style-name="P22"><text:s text:c="2"/>2 <text:s/><text:span text:style-name="T24">1</text:span> <text:s/><text:span text:style-name="T23">6</text:span> <text:s/>9 <text:s/>11 <text:s/>18 <text:s/>37 <text:s/>42 <text:s text:c="52"/></text:p>
            <text:p text:style-name="P22"><text:s text:c="81"/></text:p>
            <text:p text:style-name="P22">Step 6 <text:s text:c="74"/></text:p>
            <text:p text:style-name="P22"><text:s text:c="81"/></text:p>
            <text:p text:style-name="P22">Swap 2 and 1 <text:s text:c="68"/></text:p>
            <text:p text:style-name="P22"><text:s text:c="2"/><text:span text:style-name="T23">2</text:span> <text:s/><text:span text:style-name="T24">1</text:span> <text:s/>6 <text:s/>9 <text:s/>11 <text:s/>18 <text:s/>37 <text:s/>42 <text:s text:c="52"/></text:p>
            <text:p text:style-name="P22"><text:s text:c="81"/></text:p>
            <text:p text:style-name="P22"><text:s text:c="2"/><text:span text:style-name="T24">1</text:span> <text:s/><text:span text:style-name="T23">2</text:span> <text:s/>6 <text:s/>9 <text:s/>11 <text:s/>18 <text:s/>37 <text:s/>42 <text:s text:c="52"/></text:p>
            <text:p text:style-name="P22"><text:s text:c="81"/></text:p>
            <text:p text:style-name="P22">Step 7 <text:s text:c="74"/></text:p>
            <text:p text:style-name="P22"><text:s text:c="81"/></text:p>
            <text:p text:style-name="P22">Step 8 <text:s text:c="74"/></text:p>
            <text:p text:style-name="P22"><text:s text:c="81"/></text:p>
            <text:p text:style-name="P22">Posortowana tablica <text:s text:c="61"/></text:p>
            <text:p text:style-name="P22">[1, 2, 6, 9, 11, 18, 37, 42] <text:s text:c="52"/></text:p>
            <text:p text:style-name="P22"><text:s text:c="81"/></text:p>
            <text:p text:style-name="P22">### Zadanie 4 - Sortowanie Quicksort ### <text:s text:c="40"/></text:p>
            <text:p text:style-name="P22"><text:s text:c="81"/></text:p>
            <text:p text:style-name="P22">Nieposortowana tablica <text:s text:c="58"/></text:p>
            <text:p text:style-name="P22">[9, 11, 2, 6, 18, 37, 1, 42] <text:s text:c="52"/></text:p>
            <text:p text:style-name="P22"><text:s text:c="81"/></text:p>
            <text:p text:style-name="P22">Swap 9 and 1 <text:s text:c="68"/></text:p>
            <text:p text:style-name="P22"><text:s text:c="81"/></text:p>
            <text:p text:style-name="P22"><text:s text:c="2"/><text:span text:style-name="T23">9</text:span> <text:s/>11 <text:s/>2 <text:s/>6 <text:s/>18 <text:s/>37 <text:s/><text:span text:style-name="T24">1</text:span> <text:s/>42 <text:s text:c="52"/></text:p>
            <text:p text:style-name="P22"><text:s text:c="81"/></text:p>
            <text:p text:style-name="P22"><text:s text:c="2"/><text:span text:style-name="T24">1</text:span> <text:s/>11 <text:s/>2 <text:s/>6 <text:s/>18 <text:s/>37 <text:s/><text:span text:style-name="T23">9</text:span> <text:s/>42 <text:s text:c="52"/></text:p>
            <text:p text:style-name="P22"><text:s text:c="81"/></text:p>
            <text:p text:style-name="P22">Swap 11 and 2 <text:s text:c="67"/></text:p>
            <text:p text:style-name="P22"><text:s text:c="81"/></text:p>
            <text:p text:style-name="P22"><text:s text:c="2"/>1 <text:s/><text:span text:style-name="T23">11</text:span> <text:s/><text:span text:style-name="T24">2</text:span> <text:s/>6 <text:s/>18 <text:s/>37 <text:s/>9 <text:s/>42 <text:s text:c="52"/></text:p>
            <text:p text:style-name="P22"><text:s text:c="81"/></text:p>
            <text:p text:style-name="P22"><text:s text:c="2"/>1 <text:s/><text:span text:style-name="T24">2</text:span> <text:s/><text:span text:style-name="T23">11</text:span> <text:s/>6 <text:s/>18 <text:s/>37 <text:s/>9 <text:s/>42 <text:s text:c="52"/></text:p>
            <text:p text:style-name="P22"><text:s text:c="81"/></text:p>
            <text:p text:style-name="P22">Swap 11 and 6 <text:s text:c="67"/></text:p>
            <text:p text:style-name="P22"><text:s text:c="81"/></text:p>
            <text:p text:style-name="P22"><text:s text:c="2"/>1 <text:s/>2 <text:s/><text:span text:style-name="T23">11</text:span> <text:s/><text:span text:style-name="T24">6</text:span> <text:s/>18 <text:s/>37 <text:s/>9 <text:s/>42 <text:s text:c="52"/></text:p>
            <text:p text:style-name="P22"><text:soft-page-break/><text:s text:c="81"/></text:p>
            <text:p text:style-name="P22"><text:s text:c="2"/>1 <text:s/>2 <text:s/><text:span text:style-name="T24">6</text:span> <text:s/><text:span text:style-name="T23">11</text:span> <text:s/>18 <text:s/>37 <text:s/>9 <text:s/>42 <text:s text:c="52"/></text:p>
            <text:p text:style-name="P22"><text:s text:c="81"/></text:p>
            <text:p text:style-name="P22">Swap 11 and 9 <text:s text:c="67"/></text:p>
            <text:p text:style-name="P22"><text:s text:c="81"/></text:p>
            <text:p text:style-name="P22"><text:s text:c="2"/>1 <text:s/>2 <text:s/>6 <text:s/><text:span text:style-name="T23">11</text:span> <text:s/>18 <text:s/>37 <text:s/><text:span text:style-name="T24">9</text:span> <text:s/>42 <text:s text:c="52"/></text:p>
            <text:p text:style-name="P22"><text:s text:c="81"/></text:p>
            <text:p text:style-name="P22"><text:s text:c="2"/>1 <text:s/>2 <text:s/>6 <text:s/><text:span text:style-name="T24">9</text:span> <text:s/>18 <text:s/>37 <text:s/><text:span text:style-name="T23">11</text:span> <text:s/>42 <text:s text:c="52"/></text:p>
            <text:p text:style-name="P22"><text:s text:c="81"/></text:p>
            <text:p text:style-name="P22">Swap 18 and 11 <text:s text:c="66"/></text:p>
            <text:p text:style-name="P22"><text:s text:c="81"/></text:p>
            <text:p text:style-name="P22"><text:s text:c="2"/>1 <text:s/>2 <text:s/>6 <text:s/>9 <text:s/><text:span text:style-name="T23">18</text:span> <text:s/>37 <text:s/><text:span text:style-name="T24">11</text:span> <text:s/>42 <text:s text:c="52"/></text:p>
            <text:p text:style-name="P22"><text:s text:c="81"/></text:p>
            <text:p text:style-name="P22"><text:s text:c="2"/>1 <text:s/>2 <text:s/>6 <text:s/>9 <text:s/><text:span text:style-name="T24">11</text:span> <text:s/>37 <text:s/><text:span text:style-name="T23">18</text:span> <text:s/>42 <text:s text:c="52"/></text:p>
            <text:p text:style-name="P22"><text:s text:c="81"/></text:p>
            <text:p text:style-name="P22">Swap 37 and 18 <text:s text:c="66"/></text:p>
            <text:p text:style-name="P22"><text:s text:c="81"/></text:p>
            <text:p text:style-name="P22"><text:s text:c="2"/>1 <text:s/>2 <text:s/>6 <text:s/>9 <text:s/>11 <text:s/><text:span text:style-name="T23">37</text:span> <text:s/><text:span text:style-name="T24">18</text:span> <text:s/>42 <text:s text:c="52"/></text:p>
            <text:p text:style-name="P22"><text:s text:c="81"/></text:p>
            <text:p text:style-name="P22"><text:s text:c="2"/>1 <text:s/>2 <text:s/>6 <text:s/>9 <text:s/>11 <text:s/><text:span text:style-name="T24">18</text:span> <text:s/><text:span text:style-name="T23">37</text:span> <text:s/>42 <text:s text:c="52"/></text:p>
            <text:p text:style-name="P22"><text:s text:c="81"/></text:p>
            <text:p text:style-name="P22">Posortowana tablica <text:s text:c="61"/></text:p>
            <text:p text:style-name="P24"><text:span text:style-name="T25">[1, 2, 6, 9, 11, 18, 37, 42]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8:37:22.871894857</meta:creation-date>
    <dc:date>2022-11-08T12:22:55.050505825</dc:date>
    <meta:editing-duration>PT21M57S</meta:editing-duration>
    <meta:editing-cycles>6</meta:editing-cycles>
    <meta:generator>LibreOffice/7.3.6.2$Linux_X86_64 LibreOffice_project/30$Build-2</meta:generator>
    <meta:document-statistic meta:table-count="9" meta:image-count="0" meta:object-count="0" meta:page-count="9" meta:paragraph-count="414" meta:word-count="1504" meta:character-count="26580" meta:non-whitespace-character-count="5076"/>
  </office:meta>
</office:document-meta>
</file>